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2f25" officeooo:paragraph-rsid="00152f25" style:font-size-asian="15pt" style:font-size-complex="15pt"/>
    </style:style>
    <style:style style:name="P2" style:family="paragraph" style:parent-style-name="Standard">
      <style:paragraph-properties fo:text-align="start" style:justify-single-word="false"/>
      <style:text-properties fo:font-size="15pt" fo:font-weight="bold" officeooo:rsid="0016943e" officeooo:paragraph-rsid="0016943e"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86ee9" officeooo:paragraph-rsid="00186ee9"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9949f" officeooo:paragraph-rsid="0019949f"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9e0c1" officeooo:paragraph-rsid="0019e0c1"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9e0c1" officeooo:paragraph-rsid="00224a69"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9e0c1" officeooo:paragraph-rsid="0021b971"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b8608" officeooo:paragraph-rsid="002bc320"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b8608" officeooo:paragraph-rsid="002f198e"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normal" officeooo:rsid="00396eb0" officeooo:paragraph-rsid="00396eb0"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8pt" officeooo:rsid="00152f25" officeooo:paragraph-rsid="00152f25" style:font-size-asian="18pt" style:font-size-complex="18pt"/>
    </style:style>
    <style:style style:name="P12" style:family="paragraph" style:parent-style-name="Standard">
      <style:paragraph-properties fo:text-align="start" style:justify-single-word="false"/>
      <style:text-properties fo:font-size="12pt" fo:font-weight="normal" officeooo:rsid="0019949f" officeooo:paragraph-rsid="0019e0c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e0c1" officeooo:paragraph-rsid="0019e0c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b7230" officeooo:paragraph-rsid="001b723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44a0b" officeooo:paragraph-rsid="00244a0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f198e" officeooo:paragraph-rsid="002f198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b7230" officeooo:paragraph-rsid="001dfa3b"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b7230" officeooo:paragraph-rsid="0021b971"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76e0b" officeooo:paragraph-rsid="00276e0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6943e" officeooo:paragraph-rsid="0016943e"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dfa3b" officeooo:paragraph-rsid="00224a6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dfa3b" officeooo:paragraph-rsid="002031c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dfa3b" officeooo:paragraph-rsid="001dfa3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34e21" officeooo:paragraph-rsid="00334e21"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16943e" officeooo:paragraph-rsid="0016943e"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font-weight="normal" officeooo:rsid="0016943e" officeooo:paragraph-rsid="003201a1" style:font-size-asian="12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fo:font-size="12pt" fo:font-weight="normal" officeooo:rsid="00186ee9" officeooo:paragraph-rsid="00350835" style:font-size-asian="12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fo:font-weight="normal" officeooo:rsid="00350835" officeooo:paragraph-rsid="00350835"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fo:font-size="12pt" fo:font-weight="normal" officeooo:rsid="002f198e" officeooo:paragraph-rsid="002f198e" style:font-size-asian="10.5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officeooo:paragraph-rsid="002f198e"/>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19e0c1" style:font-size-asian="15pt" style:font-weight-asian="bold" style:font-size-complex="15pt" style:font-weight-complex="bold"/>
    </style:style>
    <style:style style:name="T3" style:family="text">
      <style:text-properties fo:font-size="15pt" fo:font-weight="bold" officeooo:rsid="002b8608" style:font-size-asian="15pt" style:font-weight-asian="bold" style:font-size-complex="15pt" style:font-weight-complex="bold"/>
    </style:style>
    <style:style style:name="T4" style:family="text">
      <style:text-properties officeooo:rsid="0019bffc"/>
    </style:style>
    <style:style style:name="T5" style:family="text">
      <style:text-properties fo:font-weight="bold" officeooo:rsid="001dfa3b" style:font-weight-asian="bold" style:font-weight-complex="bold"/>
    </style:style>
    <style:style style:name="T6" style:family="text">
      <style:text-properties officeooo:rsid="001d3353"/>
    </style:style>
    <style:style style:name="T7" style:family="text">
      <style:text-properties officeooo:rsid="001dfa3b"/>
    </style:style>
    <style:style style:name="T8" style:family="text">
      <style:text-properties fo:font-size="12pt" fo:font-weight="normal" officeooo:rsid="002e31ed" style:font-size-asian="10.5pt" style:font-weight-asian="normal" style:font-size-complex="12pt" style:font-weight-complex="normal"/>
    </style:style>
    <style:style style:name="T9" style:family="text">
      <style:text-properties fo:font-size="12pt" fo:font-weight="normal" officeooo:rsid="002f198e" style:font-size-asian="10.5pt" style:font-weight-asian="normal" style:font-size-complex="12pt" style:font-weight-complex="normal"/>
    </style:style>
    <style:style style:name="T10" style:family="text">
      <style:text-properties fo:font-size="12pt" fo:font-weight="normal" officeooo:rsid="003c7c55" style:font-size-asian="10.5pt" style:font-weight-asian="normal" style:font-size-complex="12pt" style:font-weight-complex="normal"/>
    </style:style>
    <style:style style:name="T11" style:family="text">
      <style:text-properties officeooo:rsid="003201a1"/>
    </style:style>
    <style:style style:name="T12" style:family="text">
      <style:text-properties officeooo:rsid="00334e21"/>
    </style:style>
    <style:style style:name="T13" style:family="text">
      <style:text-properties officeooo:rsid="003508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 457 <text:line-break/>Assignment 1 Report <text:line-break/>Gabriel Mortensen </text:p>
      <text:p text:style-name="P1"/>
      <text:p text:style-name="P2">How To Run</text:p>
      <text:p text:style-name="P20">To run this code performing the following actions: </text:p>
      <text:list xml:id="list2364895684" text:style-name="L1">
        <text:list-item>
          <text:p text:style-name="P25">Load up the terminal within the directory of the source file</text:p>
        </text:list-item>
        <text:list-item>
          <text:p text:style-name="P25">give yourself all the permission by typing ‘ chmod 777 PA1.py’ </text:p>
        </text:list-item>
        <text:list-item>
          <text:p text:style-name="P25">To run without any file input type ‘./PA1.py’ </text:p>
        </text:list-item>
        <text:list-item>
          <text:p text:style-name="P26">Otherwise type ‘./PA1.py &lt; filename’ <text:s/><text:line-break/><text:span text:style-name="T11">(the original test file is attached to this project so that one can test and verify that<text:line-break/> ‘</text:span>./PA1.py &lt; PA1_test.sql; <text:s/><text:span text:style-name="T11">is successful) </text:span></text:p>
        </text:list-item>
      </text:list>
      <text:p text:style-name="P10"/>
      <text:p text:style-name="P8">Design: <text:line-break/><text:span text:style-name="T8">For this project I designed the database as recommended in the PA1.pdf requirements of the assignment. For databases I used directories and in those directories I created tables via the implementation of files. The arguments inputted by the user are written to the table such that each individual argument is separated by a pipeline character “|”. <text:s text:c="2"/><text:line-break/><text:line-break/></text:span><text:span text:style-name="T10">Every time a database is created it is made in the “home” directory which is the same directory as the source code. That means every time a user makes a database a new directory is established alongside preexisting ones. The reason for this implementation is due to my previous conversations with the TA and professor, both of which noted that databases inside other databases are not recommended for this particular project. When more than one table is created the code simple creates a new file to place along side the previous one in the directory. </text:span></text:p>
      <text:p text:style-name="P9"><text:line-break/>Version: </text:p>
      <text:p text:style-name="P16">For this project I am using:</text:p>
      <text:list xml:id="list946761372" text:style-name="L2">
        <text:list-item>
          <text:p text:style-name="P29">Python 3.6.9</text:p>
        </text:list-item>
        <text:list-item>
          <text:p text:style-name="P30"><text:span text:style-name="T9">Ubuntu 18.04.6 LTS</text:span><text:span text:style-name="T3"><text:line-break/></text:span></text:p>
        </text:list-item>
      </text:list>
      <text:p text:style-name="P3">Functions: </text:p>
      <text:p text:style-name="P24">The commands to perform various actions are the same as the the sql test file, that is:</text:p>
      <text:p text:style-name="P3"/>
      <text:list xml:id="list69386312" text:style-name="L3">
        <text:list-item>
          <text:p text:style-name="P27">CREATE DATABASE <text:span text:style-name="T13">x</text:span>; <text:s text:c="2"/><text:tab/></text:p>
          <text:list>
            <text:list-item>
              <text:p text:style-name="P28">To create database x</text:p>
            </text:list-item>
          </text:list>
        </text:list-item>
        <text:list-item>
          <text:p text:style-name="P27">DROP DATABASE <text:span text:style-name="T13">x</text:span>;<text:tab/></text:p>
          <text:list>
            <text:list-item>
              <text:p text:style-name="P28">To delete database x </text:p>
            </text:list-item>
          </text:list>
        </text:list-item>
        <text:list-item>
          <text:p text:style-name="P27">USE <text:span text:style-name="T13">x</text:span>; <text:tab/></text:p>
          <text:list>
            <text:list-item>
              <text:p text:style-name="P28">To use database x </text:p>
            </text:list-item>
          </text:list>
        </text:list-item>
        <text:list-item>
          <text:p text:style-name="P27">CREATE TABLE <text:span text:style-name="T12">x</text:span> (<text:span text:style-name="T12">variable datatype, variable datatype, ...</text:span>); <text:s/></text:p>
          <text:list>
            <text:list-item>
              <text:p text:style-name="P28">To create a table x with attributes</text:p>
            </text:list-item>
          </text:list>
        </text:list-item>
        <text:list-item>
          <text:p text:style-name="P27">DROP TABLE <text:span text:style-name="T13">x</text:span>; <text:tab/></text:p>
          <text:list>
            <text:list-item>
              <text:p text:style-name="P28">To delete table x </text:p>
            </text:list-item>
          </text:list>
        </text:list-item>
        <text:list-item>
          <text:p text:style-name="P27">SELECT * FROM <text:span text:style-name="T13">x</text:span>; <text:tab/><text:tab/></text:p>
          <text:list>
            <text:list-item>
              <text:p text:style-name="P28"><text:soft-page-break/>To output data from table x</text:p>
            </text:list-item>
          </text:list>
        </text:list-item>
        <text:list-item>
          <text:p text:style-name="P27">ALTER TABLE <text:span text:style-name="T13">x</text:span> ADD <text:span text:style-name="T13">variable</text:span> <text:span text:style-name="T13">datatype</text:span>; <text:tab/><text:tab/></text:p>
          <text:list>
            <text:list-item>
              <text:p text:style-name="P28">To add information to table x </text:p>
            </text:list-item>
          </text:list>
        </text:list-item>
        <text:list-item>
          <text:p text:style-name="P27">.EXIT <text:s text:c="5"/></text:p>
          <text:list>
            <text:list-item>
              <text:p text:style-name="P28">To exit the program</text:p>
            </text:list-item>
          </text:list>
        </text:list-item>
      </text:list>
      <text:p text:style-name="P4">Main</text:p>
      <text:p text:style-name="P12">The program beings by running the main function. In the main function a infinite loop occurs until the user types any case sensitive variation of ‘.exit’ Until that command is read in the program will take in a users command line by line and checks for two primary cases. The first case is to see if the line inputted is a comment, if so, the line is ignored. The second case is to see if the command ended in a semicolon, if it did then then the user input string is broken up into a list with each element in the list being a word of the sentence and the semicolon removed. <text:span text:style-name="T4">At this stage one of the various functions are called depending on what is contained in the list. <text:line-break/></text:span></text:p>
      <text:p text:style-name="P12"><text:span text:style-name="T2">Create Database</text:span><text:span text:style-name="T4"><text:line-break/>In this function a global variable is called so that the directory is changed to the “home” directory. After this, the new directory is made if it does not already exist in the home directory. </text:span></text:p>
      <text:p text:style-name="P12"/>
      <text:p text:style-name="P5">Drop Database</text:p>
      <text:p text:style-name="P19">This function uses one function from an imported library to delete both the directory and tables associated with the directory. The only variables required is that of the home directory and that of the user specified directory/database that they desire to delete. If there is no such directory and error will be raised and the user will be notified. </text:p>
      <text:p text:style-name="P12"/>
      <text:p text:style-name="P13"><text:span text:style-name="T2">U</text:span><text:span text:style-name="T1">se Database</text:span></text:p>
      <text:p text:style-name="P15">This function will change the directory to whatever the user specified by storing a variables for the main “home” directory (which stores databases and is in the same location of the source file) and the database the user desires to use. If the database does not exist an error is raised and the user is notified. </text:p>
      <text:p text:style-name="P5"/>
      <text:p text:style-name="P5">Create Table</text:p>
      <text:p text:style-name="P21">This function checks to see if the file exists and will raise an error accordingly. Otherwise the code runs a function that creates a file in the directory specified by the user in previous calls of the USE function. </text:p>
      <text:p text:style-name="P6"/>
      <text:p text:style-name="P13"><text:span text:style-name="T2">D</text:span><text:span text:style-name="T1">rop Table</text:span></text:p>
      <text:p text:style-name="P18"><text:span text:style-name="T7">This function checks to see if the file does </text:span><text:span text:style-name="T5">not</text:span><text:span text:style-name="T7"> exists and will raise an error accordingly. Otherwise the code runs a function that deletes the file using the current directory determined by previous uses of the USE function. </text:span></text:p>
      <text:p text:style-name="P7"/>
      <text:p text:style-name="P5">Alter Table </text:p>
      <text:p text:style-name="P22">This function checks to see if the file exists and will raise an error accordingly. Otherwise the code opens the user input file name into write mode and appends the requested element onto the file before closing it. </text:p>
      <text:p text:style-name="P13"/>
      <text:p text:style-name="P5">Select Table </text:p>
      <text:p text:style-name="P23">This function checks to see if the file exists and will raise an error accordingly Otherwise the file is opened in a simple function is used to output the file contents in one line. </text:p>
      <text:p text:style-name="P17"><text:soft-page-break/><text:s/></text:p>
      <text:p text:style-name="P14"><text:span text:style-name="T2">L</text:span><text:span text:style-name="T1">ist to String</text:span></text:p>
      <text:p text:style-name="P14">This function takes part of the list of the user input and combines it back into a string. This is done for some table functions so as to make updating and adding information onto the table <text:span text:style-name="T6">easy to manipulate/imple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11:50:05.266827354</meta:creation-date>
    <dc:date>2022-02-24T18:59:48.795186349</dc:date>
    <meta:editing-duration>PT44M44S</meta:editing-duration>
    <meta:editing-cycles>29</meta:editing-cycles>
    <meta:generator>LibreOffice/6.0.7.3$Linux_X86_64 LibreOffice_project/00m0$Build-3</meta:generator>
    <meta:document-statistic meta:table-count="0" meta:image-count="0" meta:object-count="0" meta:page-count="3" meta:paragraph-count="48" meta:word-count="835" meta:character-count="4636" meta:non-whitespace-character-count="3809"/>
  </office:meta>
</office:document-meta>
</file>